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roup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oup.remove( Groupable 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Group.contains( Groupable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oup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oup.removeAllMemb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Group.AbstractGroup( ItemManager itemManager , Logger logger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Group.AbstractGroup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oup.add( Groupable 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Group.getAccredit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